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3:04: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3:04:25.29</dc:date>
    <meta:editing-duration>P131DT22H44M25S</meta:editing-duration>
    <meta:editing-cycles>280</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yname As String
	tp As String
	st As Array
End Type

Sub Main
	test_Parser()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yname = "TParser"
	result.tp = tp
	result.st = st
	mkParser = result
End Function

Function mkReturn(node As Variant)
	mkReturn = mkParser("return", Array(node))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Failure()
	Static result As New Parser
	If result.tp = "" Then
		result = mkParser("failure", Array())
	End If
	pFailure = result
End Function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 tests ============================================================

Function test_Parser()
	test_Parser_failure()
End Function

Function test_Parser_failure()
	Dim p As Parser
	Set p = pFailure
	
	assertEqual(typeOf(p), "Object/TParser").x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